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007cm" svg:height="8.99cm" svg:x="6.03cm" svg:y="6.01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5:59:37.326000000</dc:date>
    <meta:editing-duration>PT1M58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8.991cm" xlink:href="." xlink:type="simple" chart:class="chart:bar" chart:style-name="ch1">
        <chart:legend chart:legend-position="end" svg:x="14.671cm" svg:y="4cm" style:legend-expansion="high" chart:style-name="ch2"/>
        <chart:plot-area chart:style-name="ch3" chart:data-source-has-labels="both" svg:x="0.32cm" svg:y="0.179cm" svg:width="14.031cm" svg:height="8.633cm">
          <chartooo:coordinate-region svg:x="0.941cm" svg:y="0.352cm" svg:width="13.41cm" svg:height="7.86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C-B</text:p>
              </table:table-cell>
            </table:table-row>
          </table:table-header-rows>
          <table:table-rows>
            <table:table-row>
              <table:table-cell office:value-type="string">
                <text:p>indic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1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